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AC5E1C0B62FAEBDFC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767cm" svg:height="25.94cm" svg:x="1cm" svg:y="1cm">
          <draw:image xlink:href="Pictures/1000000000000400000002AC5E1C0B62FAEBDFC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1-24T16:03:20.425795524</dc:date>
    <meta:editing-duration>PT2M20S</meta:editing-duration>
    <meta:editing-cycles>2</meta:editing-cycles>
    <meta:generator>LibreOffice/7.2.6.2$Linux_X86_64 LibreOffice_project/20$Build-2</meta:generator>
    <meta:document-statistic meta:object-count="1"/>
  </office:meta>
</office:document-meta>
</file>